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-0.0467" calcext:value-type="float">
            <text:p>-0.0467</text:p>
          </table:table-cell>
          <table:table-cell table:formula="of:=[.B2]*32768" office:value-type="float" office:value="-1530.2656" calcext:value-type="float">
            <text:p>-1530.2656</text:p>
          </table:table-cell>
          <table:table-cell table:formula="of:=ROUND([.C2])" office:value-type="float" office:value="-1530" calcext:value-type="float">
            <text:p>-1530</text:p>
          </table:table-cell>
          <table:table-cell office:value-type="float" office:value="1111101000000110" calcext:value-type="float">
            <text:p>1111101000000110</text:p>
          </table:table-cell>
          <table:table-cell/>
        </table:table-row>
        <table:table-row table:style-name="ro1">
          <table:table-cell/>
          <table:table-cell office:value-type="float" office:value="0.2896" calcext:value-type="float">
            <text:p>0.2896</text:p>
          </table:table-cell>
          <table:table-cell table:formula="of:=[.B3]*32768" office:value-type="float" office:value="9489.6128" calcext:value-type="float">
            <text:p>9489.6128</text:p>
          </table:table-cell>
          <table:table-cell table:formula="of:=ROUND([.C3])" office:value-type="float" office:value="9490" calcext:value-type="float">
            <text:p>9490</text:p>
          </table:table-cell>
          <table:table-cell office:value-type="float" office:value="10010100010010" calcext:value-type="float">
            <text:p>10010100010010</text:p>
          </table:table-cell>
          <table:table-cell/>
        </table:table-row>
        <table:table-row table:style-name="ro1">
          <table:table-cell/>
          <table:table-cell office:value-type="float" office:value="0.4882" calcext:value-type="float">
            <text:p>0.4882</text:p>
          </table:table-cell>
          <table:table-cell table:formula="of:=[.B4]*256" office:value-type="float" office:value="124.9792" calcext:value-type="float">
            <text:p>124.9792</text:p>
          </table:table-cell>
          <table:table-cell table:formula="of:=ROUND([.C4])" office:value-type="float" office:value="125" calcext:value-type="float">
            <text:p>125</text:p>
          </table:table-cell>
          <table:table-cell office:value-type="float" office:value="11111001111101" calcext:value-type="float">
            <text:p>11111001111101</text:p>
          </table:table-cell>
          <table:table-cell table:formula="of:=256-[.D4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float" office:value="-0.0298" calcext:value-type="float">
            <text:p>-0.0298</text:p>
          </table:table-cell>
          <table:table-cell table:formula="of:=[.B5]*32768" office:value-type="float" office:value="-976.4864" calcext:value-type="float">
            <text:p>-976.4864</text:p>
          </table:table-cell>
          <table:table-cell table:formula="of:=ROUND([.C5])" office:value-type="float" office:value="-976" calcext:value-type="float">
            <text:p>-976</text:p>
          </table:table-cell>
          <table:table-cell office:value-type="float" office:value="1111110000110000" calcext:value-type="float">
            <text:p>11111100001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202" calcext:value-type="float">
            <text:p>0.2202</text:p>
          </table:table-cell>
          <table:table-cell table:formula="of:=[.B6]*32768" office:value-type="float" office:value="7215.5136" calcext:value-type="float">
            <text:p>7215.5136</text:p>
          </table:table-cell>
          <table:table-cell table:formula="of:=ROUND([.C6])" office:value-type="float" office:value="7216" calcext:value-type="float">
            <text:p>7216</text:p>
          </table:table-cell>
          <table:table-cell office:value-type="float" office:value="1110000110000" calcext:value-type="float">
            <text:p>11100001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table:formula="of:=[.B7]*256" office:value-type="float" office:value="143.36" calcext:value-type="float">
            <text:p>143.36</text:p>
          </table:table-cell>
          <table:table-cell table:formula="of:=ROUND([.C7])" office:value-type="float" office:value="143" calcext:value-type="float">
            <text:p>143</text:p>
          </table:table-cell>
          <table:table-cell office:value-type="float" office:value="100011110101110" calcext:value-type="float">
            <text:p>100011110101110</text:p>
          </table:table-cell>
          <table:table-cell table:formula="of:=256-[.D7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float" office:value="-0.0135" calcext:value-type="float">
            <text:p>-0.0135</text:p>
          </table:table-cell>
          <table:table-cell table:formula="of:=[.B8]*32768" office:value-type="float" office:value="-442.368" calcext:value-type="float">
            <text:p>-442.368</text:p>
          </table:table-cell>
          <table:table-cell table:formula="of:=ROUND([.C8])" office:value-type="float" office:value="-442" calcext:value-type="float">
            <text:p>-442</text:p>
          </table:table-cell>
          <table:table-cell office:value-type="float" office:value="1111111001000110" calcext:value-type="float">
            <text:p>1111111001000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239" calcext:value-type="float">
            <text:p>0.1239</text:p>
          </table:table-cell>
          <table:table-cell table:formula="of:=[.B9]*32768" office:value-type="float" office:value="4059.9552" calcext:value-type="float">
            <text:p>4059.9552</text:p>
          </table:table-cell>
          <table:table-cell table:formula="of:=ROUND([.C9])" office:value-type="float" office:value="4060" calcext:value-type="float">
            <text:p>4060</text:p>
          </table:table-cell>
          <table:table-cell office:value-type="float" office:value="111111011100" calcext:value-type="float">
            <text:p>11111101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03" calcext:value-type="float">
            <text:p>0.703</text:p>
          </table:table-cell>
          <table:table-cell table:formula="of:=[.B10]*256" office:value-type="float" office:value="179.968" calcext:value-type="float">
            <text:p>179.968</text:p>
          </table:table-cell>
          <table:table-cell table:formula="of:=ROUND([.C10])" office:value-type="float" office:value="180" calcext:value-type="float">
            <text:p>180</text:p>
          </table:table-cell>
          <table:table-cell office:value-type="float" office:value="101100111111100" calcext:value-type="float">
            <text:p>101100111111100</text:p>
          </table:table-cell>
          <table:table-cell table:formula="of:=256-[.D10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float" office:value="-0.0054" calcext:value-type="float">
            <text:p>-0.0054</text:p>
          </table:table-cell>
          <table:table-cell table:formula="of:=[.B11]*32768" office:value-type="float" office:value="-176.9472" calcext:value-type="float">
            <text:p>-176.9472</text:p>
          </table:table-cell>
          <table:table-cell table:formula="of:=ROUND([.C11])" office:value-type="float" office:value="-177" calcext:value-type="float">
            <text:p>-177</text:p>
          </table:table-cell>
          <table:table-cell office:value-type="float" office:value="1111111101001111" calcext:value-type="float">
            <text:p>111111110100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597" calcext:value-type="float">
            <text:p>0.0597</text:p>
          </table:table-cell>
          <table:table-cell table:formula="of:=[.B12]*32768" office:value-type="float" office:value="1956.2496" calcext:value-type="float">
            <text:p>1956.2496</text:p>
          </table:table-cell>
          <table:table-cell table:formula="of:=ROUND([.C12])" office:value-type="float" office:value="1956" calcext:value-type="float">
            <text:p>1956</text:p>
          </table:table-cell>
          <table:table-cell office:value-type="float" office:value="11110100100" calcext:value-type="float">
            <text:p>11110100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297" calcext:value-type="float">
            <text:p>0.8297</text:p>
          </table:table-cell>
          <table:table-cell table:formula="of:=[.B13]*256" office:value-type="float" office:value="212.4032" calcext:value-type="float">
            <text:p>212.4032</text:p>
          </table:table-cell>
          <table:table-cell table:formula="of:=ROUND([.C13])" office:value-type="float" office:value="212" calcext:value-type="float">
            <text:p>212</text:p>
          </table:table-cell>
          <table:table-cell office:value-type="float" office:value="110101000110100" calcext:value-type="float">
            <text:p>110101000110100</text:p>
          </table:table-cell>
          <table:table-cell table:formula="of:=256-[.D13]" office:value-type="float" office:value="44" calcext:value-type="float">
            <text:p>4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0.2383" calcext:value-type="float">
            <text:p>0.2383</text:p>
          </table:table-cell>
          <table:table-cell table:formula="of:=[.B15]*32768" office:value-type="float" office:value="7808.6144" calcext:value-type="float">
            <text:p>7808.6144</text:p>
          </table:table-cell>
          <table:table-cell table:formula="of:=ROUND([.C15])" office:value-type="float" office:value="7809" calcext:value-type="float">
            <text:p>78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19:10:25.016072456</meta:creation-date>
    <dc:date>2022-03-12T09:39:33.417526510</dc:date>
    <meta:editing-duration>PT1H32M49S</meta:editing-duration>
    <meta:editing-cycles>1</meta:editing-cycles>
    <meta:document-statistic meta:table-count="1" meta:cell-count="66" meta:object-count="0"/>
    <meta:generator>LibreOffice/5.1.6.2$Linux_X86_64 LibreOffice_project/10m0$Build-2</meta:generator>
  </office:meta>
</office:document-meta>
</file>